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d8ce" draw:textarea-horizontal-align="justify" draw:textarea-vertical-align="middle" draw:auto-grow-height="false" fo:min-height="0.812cm" fo:min-width="0.562cm"/>
    </style:style>
    <style:style style:name="gr3" style:family="graphic" style:parent-style-name="standard">
      <style:graphic-properties draw:fill-color="#f7d1d5" draw:textarea-horizontal-align="justify" draw:textarea-vertical-align="middle" draw:auto-grow-height="false" fo:min-height="0.812cm" fo:min-width="0.562cm"/>
    </style:style>
    <style:style style:name="gr4" style:family="graphic" style:parent-style-name="standard">
      <style:graphic-properties draw:fill-color="#fff5ce" draw:textarea-horizontal-align="justify" draw:textarea-vertical-align="middle" draw:auto-grow-height="false" fo:min-height="0.812cm" fo:min-width="0.562cm"/>
    </style:style>
    <style:style style:name="gr5" style:family="graphic" style:parent-style-name="standard">
      <style:graphic-properties draw:fill-color="#999999" draw:textarea-horizontal-align="justify" draw:textarea-vertical-align="middle" draw:auto-grow-height="false" fo:min-height="0.812cm" fo:min-width="0.562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0.812cm" fo:min-width="0.562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SquadBudget : A application where you can raise a fund (vacation fund, Backup fund, etc) by generating monthly SIP for each of the member of your Squa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2" draw:layer="layout" svg:width="1.5cm" svg:height="1.5cm" svg:x="12cm" svg:y="2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2" draw:layer="layout" svg:width="1.5cm" svg:height="1.5cm" svg:x="7.5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2" draw:layer="layout" svg:width="1.5cm" svg:height="1.5cm" svg:x="8.5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1.5cm" svg:height="1.5cm" svg:x="13.5cm" svg:y="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1.5cm" svg:height="1.5cm" svg:x="16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7" draw:text-style-name="P2" draw:layer="layout" svg:x1="9cm" svg:y1="5cm" svg:x2="12cm" svg:y2="3cm">
          <text:p/>
        </draw:line>
        <draw:line draw:style-name="gr8" draw:text-style-name="P2" draw:layer="layout" svg:x1="8.5cm" svg:y1="6cm" svg:x2="9cm" svg:y2="8.5cm">
          <text:p/>
        </draw:line>
        <draw:line draw:style-name="gr9" draw:text-style-name="P2" draw:layer="layout" svg:x1="16cm" svg:y1="6cm" svg:x2="9cm" svg:y2="5.5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2" draw:text-style-name="P3" draw:layer="layout" svg:width="25.199cm" svg:height="11.319cm" svg:x="1.4cm" svg:y="1.5cm" presentation:class="outline" presentation:user-transformed="true">
          <draw:text-box>
            <text:list text:style-name="L2">
              <text:list-item>
                <text:p>Need of a Backup/Vacation Fund.</text:p>
              </text:list-item>
              <text:list-item>
                <text:p>Lent money (and get interest on it)</text:p>
              </text:list-item>
              <text:list-item>
                <text:p>Borrow money (on an agreed interest)</text:p>
              </text:list-item>
              <text:list-item>
                <text:p>Keep track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01-10T01:48:23.675000000</meta:creation-date>
    <dc:date>2022-06-29T01:06:15.06</dc:date>
    <meta:editing-duration>PT24M2S</meta:editing-duration>
    <meta:editing-cycles>2</meta:editing-cycles>
    <meta:generator>OpenOffice/4.1.11$Win32 OpenOffice.org_project/4111m1$Build-9808</meta:generator>
    <dc:creator>Anshul Vanawat</dc:creator>
    <meta:document-statistic meta:object-count="38"/>
  </office:meta>
</office:document-meta>
</file>